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 SemiBold" svg:font-family="'Cascadia Code SemiBold'" style:font-adornments="Полужир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lgun Gothic" svg:font-family="'Malgun Gothic'" style:font-adornments="Обычный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Понедельник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Понедельник.A" style:family="table-column">
      <style:table-column-properties style:column-width="1.598cm"/>
    </style:style>
    <style:style style:name="Понедельник.B" style:family="table-column">
      <style:table-column-properties style:column-width="3.5cm"/>
    </style:style>
    <style:style style:name="Понедельник.C" style:family="table-column">
      <style:table-column-properties style:column-width="2.6cm"/>
    </style:style>
    <style:style style:name="Понедельник.D" style:family="table-column">
      <style:table-column-properties style:column-width="8.303cm"/>
    </style:style>
    <style:style style:name="Понедельник.1" style:family="table-row">
      <style:table-row-properties fo:background-color="transparent">
        <style:background-image/>
      </style:table-row-properties>
    </style:style>
    <style:style style:name="Понедельник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Понедельник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Понедельник.2" style:family="table-row">
      <style:table-row-properties fo:background-color="transparent" fo:keep-together="auto">
        <style:background-image/>
      </style:table-row-properties>
    </style:style>
    <style:style style:name="Понедельник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Понедельник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Вторник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Вторник.A" style:family="table-column">
      <style:table-column-properties style:column-width="1.598cm"/>
    </style:style>
    <style:style style:name="Вторник.B" style:family="table-column">
      <style:table-column-properties style:column-width="3.5cm"/>
    </style:style>
    <style:style style:name="Вторник.C" style:family="table-column">
      <style:table-column-properties style:column-width="2.6cm"/>
    </style:style>
    <style:style style:name="Вторник.D" style:family="table-column">
      <style:table-column-properties style:column-width="8.303cm"/>
    </style:style>
    <style:style style:name="Вторник.1" style:family="table-row">
      <style:table-row-properties fo:background-color="transparent">
        <style:background-image/>
      </style:table-row-properties>
    </style:style>
    <style:style style:name="Вторник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Вторник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Вторник.2" style:family="table-row">
      <style:table-row-properties fo:background-color="transparent" fo:keep-together="auto">
        <style:background-image/>
      </style:table-row-properties>
    </style:style>
    <style:style style:name="Вторник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Вторник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Среда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Среда.A" style:family="table-column">
      <style:table-column-properties style:column-width="1.598cm"/>
    </style:style>
    <style:style style:name="Среда.B" style:family="table-column">
      <style:table-column-properties style:column-width="3.5cm"/>
    </style:style>
    <style:style style:name="Среда.C" style:family="table-column">
      <style:table-column-properties style:column-width="2.6cm"/>
    </style:style>
    <style:style style:name="Среда.D" style:family="table-column">
      <style:table-column-properties style:column-width="8.303cm"/>
    </style:style>
    <style:style style:name="Среда.1" style:family="table-row">
      <style:table-row-properties fo:background-color="transparent">
        <style:background-image/>
      </style:table-row-properties>
    </style:style>
    <style:style style:name="Среда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Среда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Среда.2" style:family="table-row">
      <style:table-row-properties fo:background-color="transparent" fo:keep-together="auto">
        <style:background-image/>
      </style:table-row-properties>
    </style:style>
    <style:style style:name="Среда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Среда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Четверг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Четверг.A" style:family="table-column">
      <style:table-column-properties style:column-width="1.598cm"/>
    </style:style>
    <style:style style:name="Четверг.B" style:family="table-column">
      <style:table-column-properties style:column-width="3.5cm"/>
    </style:style>
    <style:style style:name="Четверг.C" style:family="table-column">
      <style:table-column-properties style:column-width="2.6cm"/>
    </style:style>
    <style:style style:name="Четверг.D" style:family="table-column">
      <style:table-column-properties style:column-width="8.303cm"/>
    </style:style>
    <style:style style:name="Четверг.1" style:family="table-row">
      <style:table-row-properties fo:background-color="transparent">
        <style:background-image/>
      </style:table-row-properties>
    </style:style>
    <style:style style:name="Четверг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Четверг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Четверг.2" style:family="table-row">
      <style:table-row-properties fo:background-color="transparent" fo:keep-together="auto">
        <style:background-image/>
      </style:table-row-properties>
    </style:style>
    <style:style style:name="Четверг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Четверг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Пятница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Пятница.A" style:family="table-column">
      <style:table-column-properties style:column-width="1.598cm"/>
    </style:style>
    <style:style style:name="Пятница.B" style:family="table-column">
      <style:table-column-properties style:column-width="3.5cm"/>
    </style:style>
    <style:style style:name="Пятница.C" style:family="table-column">
      <style:table-column-properties style:column-width="2.6cm"/>
    </style:style>
    <style:style style:name="Пятница.D" style:family="table-column">
      <style:table-column-properties style:column-width="8.303cm"/>
    </style:style>
    <style:style style:name="Пятница.1" style:family="table-row">
      <style:table-row-properties fo:background-color="transparent">
        <style:background-image/>
      </style:table-row-properties>
    </style:style>
    <style:style style:name="Пятница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Пятница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Пятница.2" style:family="table-row">
      <style:table-row-properties fo:background-color="transparent" fo:keep-together="auto">
        <style:background-image/>
      </style:table-row-properties>
    </style:style>
    <style:style style:name="Пятница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Пятница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Суббота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Суббота.A" style:family="table-column">
      <style:table-column-properties style:column-width="1.598cm"/>
    </style:style>
    <style:style style:name="Суббота.B" style:family="table-column">
      <style:table-column-properties style:column-width="3.5cm"/>
    </style:style>
    <style:style style:name="Суббота.C" style:family="table-column">
      <style:table-column-properties style:column-width="2.6cm"/>
    </style:style>
    <style:style style:name="Суббота.D" style:family="table-column">
      <style:table-column-properties style:column-width="8.303cm"/>
    </style:style>
    <style:style style:name="Суббота.1" style:family="table-row">
      <style:table-row-properties fo:background-color="transparent">
        <style:background-image/>
      </style:table-row-properties>
    </style:style>
    <style:style style:name="Суббота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Суббота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Суббота.2" style:family="table-row">
      <style:table-row-properties fo:background-color="transparent" fo:keep-together="auto">
        <style:background-image/>
      </style:table-row-properties>
    </style:style>
    <style:style style:name="Суббота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Суббота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d2940"/>
    </style:style>
    <style:style style:name="P2" style:family="paragraph" style:parent-style-name="Table_20_Contents">
      <style:text-properties officeooo:paragraph-rsid="000d2940"/>
    </style:style>
    <style:style style:name="P3" style:family="paragraph" style:parent-style-name="Table_20_Contents">
      <style:text-properties fo:language="ru" fo:country="RU" officeooo:rsid="000d2940" officeooo:paragraph-rsid="000d2940"/>
    </style:style>
    <style:style style:name="P4" style:family="paragraph" style:parent-style-name="Table_20_Contents">
      <style:text-properties fo:language="ru" fo:country="RU" officeooo:rsid="000d85f3" officeooo:paragraph-rsid="000d85f3"/>
    </style:style>
    <style:style style:name="P5" style:family="paragraph" style:parent-style-name="Table_20_Contents">
      <style:paragraph-properties style:vertical-align="middle"/>
    </style:style>
    <style:style style:name="P6" style:family="paragraph" style:parent-style-name="Table_20_Contents">
      <style:paragraph-properties style:vertical-align="middle"/>
      <style:text-properties officeooo:paragraph-rsid="000d2940"/>
    </style:style>
    <style:style style:name="P7" style:family="paragraph" style:parent-style-name="Table_20_Contents">
      <style:text-properties officeooo:rsid="000d2940" officeooo:paragraph-rsid="000d2940"/>
    </style:style>
    <style:style style:name="P8" style:family="paragraph" style:parent-style-name="Text_20_body">
      <style:text-properties officeooo:rsid="000d2940" officeooo:paragraph-rsid="000d2940"/>
    </style:style>
    <style:style style:name="P9" style:family="paragraph" style:parent-style-name="Title">
      <style:text-properties officeooo:rsid="000d2940" officeooo:paragraph-rsid="000d2940"/>
    </style:style>
    <style:style style:name="P10" style:family="paragraph" style:parent-style-name="Title">
      <style:paragraph-properties fo:break-before="page"/>
      <style:text-properties officeooo:rsid="000d2940" officeooo:paragraph-rsid="000d2940"/>
    </style:style>
    <style:style style:name="P11" style:family="paragraph" style:parent-style-name="Table_20_Contents">
      <style:text-properties officeooo:rsid="00102d4b" officeooo:paragraph-rsid="00102d4b"/>
    </style:style>
    <style:style style:name="P12" style:family="paragraph" style:parent-style-name="Table_20_Contents">
      <style:text-properties fo:language="en" fo:country="US" officeooo:rsid="00102d4b" officeooo:paragraph-rsid="00102d4b"/>
    </style:style>
    <style:style style:name="P13" style:family="paragraph" style:parent-style-name="Table_20_Contents">
      <style:text-properties officeooo:rsid="00108799" officeooo:paragraph-rsid="00108799"/>
    </style:style>
    <style:style style:name="P14" style:family="paragraph" style:parent-style-name="Table_20_Contents">
      <style:text-properties fo:language="ru" fo:country="RU" officeooo:rsid="001275a7" officeooo:paragraph-rsid="001275a7"/>
    </style:style>
    <style:style style:name="P15" style:family="paragraph" style:parent-style-name="Table_20_Contents">
      <style:text-properties fo:language="ru" fo:country="RU" officeooo:rsid="000d2940" officeooo:paragraph-rsid="000d2940"/>
    </style:style>
    <style:style style:name="P16" style:family="paragraph" style:parent-style-name="Table_20_Contents">
      <style:text-properties officeooo:paragraph-rsid="000d2940"/>
    </style:style>
    <style:style style:name="P17" style:family="paragraph" style:parent-style-name="Table_20_Contents">
      <style:text-properties officeooo:rsid="001275a7" officeooo:paragraph-rsid="000d2940"/>
    </style:style>
    <style:style style:name="P18" style:family="paragraph" style:parent-style-name="Table_20_Contents">
      <style:text-properties officeooo:rsid="001275a7" officeooo:paragraph-rsid="001275a7"/>
    </style:style>
    <style:style style:name="P19" style:family="paragraph" style:parent-style-name="Table_20_Contents">
      <style:text-properties officeooo:rsid="000d2940" officeooo:paragraph-rsid="000d2940"/>
    </style:style>
    <style:style style:name="T1" style:family="text">
      <style:text-properties style:text-position="super 58%" fo:language="ru" fo:country="RU"/>
    </style:style>
    <style:style style:name="T2" style:family="text">
      <style:text-properties style:text-position="0% 100%" fo:language="ru" fo:country="RU"/>
    </style:style>
    <style:style style:name="T3" style:family="text">
      <style:text-properties style:text-position="sub 58%" fo:language="ru" fo:country="RU"/>
    </style:style>
    <style:style style:name="T4" style:family="text">
      <style:text-properties fo:language="en" fo:country="US" style:font-name-asian="Liberation Serif" style:font-name-complex="Liberation Serif"/>
    </style:style>
    <style:style style:name="T5" style:family="text">
      <style:text-properties style:font-name-asian="Liberation Serif" style:font-name-complex="Liberation Serif"/>
    </style:style>
    <style:style style:name="T6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ПОНЕДЕЛЬНИК</text:h>
      <table:table table:name="Понедельник" table:style-name="Понедельник" table:template-name="Default Style">
        <table:table-column table:style-name="Понедельник.A"/>
        <table:table-column table:style-name="Понедельник.B"/>
        <table:table-column table:style-name="Понедельник.C"/>
        <table:table-column table:style-name="Понедельник.D"/>
        <table:table-row table:style-name="Понедельник.1">
          <table:table-cell table:style-name="Понедельник.A1" office:value-type="string">
            <text:h text:style-name="Table_20_Contents" text:outline-level="2">№ <text:span text:style-name="T1">п</text:span><text:span text:style-name="T2">/</text:span><text:span text:style-name="T3">п</text:span></text:h>
          </table:table-cell>
          <table:table-cell table:style-name="Понедельник.A1" office:value-type="string">
            <text:h text:style-name="Table_20_Contents" text:outline-level="2">Время</text:h>
          </table:table-cell>
          <table:table-cell table:style-name="Понедельник.A1" office:value-type="string">
            <text:h text:style-name="Table_20_Contents" text:outline-level="2">№ недели</text:h>
          </table:table-cell>
          <table:table-cell table:style-name="Понедельник.D1" office:value-type="string">
            <text:h text:style-name="P7" text:outline-level="2">Название дисциплины</text:h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P5" text:outline-level="2">1</text:h>
          </table:table-cell>
          <table:table-cell table:style-name="Понедельник.A2" table:number-rows-spanned="2" office:value-type="string">
            <text:h text:style-name="Table_20_Contents" text:outline-level="2">09:00 <text:span text:style-name="T5">− </text:span><text:span text:style-name="T4">10:30</text:span></text:h>
          </table:table-cell>
          <table:table-cell table:style-name="Понедельник.A2" office:value-type="string">
            <text:h text:style-name="Table_20_Contents" text:outline-level="2">I</text:h>
          </table:table-cell>
          <table:table-cell table:style-name="Понедельник.D2" table:number-rows-spanned="2" office:value-type="string">
            <text:h text:style-name="P11" text:outline-level="2">Технология разработки</text:h>
            <text:h text:style-name="P11" text:outline-level="2">программных приложений</text:h>
            <text:h text:style-name="P11" text:outline-level="2">(ПРАКТИКА)</text:h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A2" office:value-type="string">
            <text:h text:style-name="Table_20_Contents" text:outline-level="2">II</text:h>
          </table:table-cell>
          <table:covered-table-cell table:style-name="Понедельник.D2"/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2</text:h>
          </table:table-cell>
          <table:table-cell table:style-name="Понедельник.A2" table:number-rows-spanned="2" office:value-type="string">
            <text:h text:style-name="Table_20_Contents" text:outline-level="2">10:40 <text:span text:style-name="T5">− 12:10</text:span></text:h>
          </table:table-cell>
          <table:table-cell table:style-name="Понедельник.D1" office:value-type="string">
            <text:h text:style-name="Table_20_Contents" text:outline-level="2">I</text:h>
          </table:table-cell>
          <table:table-cell table:style-name="Понедельник.D2" table:number-rows-spanned="2" office:value-type="string">
            <text:h text:style-name="P11" text:outline-level="2">Физическая культура и спорт</text:h>
            <text:h text:style-name="P11" text:outline-level="2">(ПРАКТИКА)</text:h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D2" office:value-type="string">
            <text:h text:style-name="Table_20_Contents" text:outline-level="2">II</text:h>
          </table:table-cell>
          <table:covered-table-cell table:style-name="Понедельник.D2"/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3</text:h>
          </table:table-cell>
          <table:table-cell table:style-name="Понедельник.A2" table:number-rows-spanned="2" office:value-type="string">
            <text:h text:style-name="Table_20_Contents" text:outline-level="2">12:40 <text:span text:style-name="T5">− 14:10</text:span></text:h>
          </table:table-cell>
          <table:table-cell table:style-name="Понедельник.D2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P11" text:outline-level="2">Технология разработки</text:h>
            <text:h text:style-name="P11" text:outline-level="2">программных приложений</text:h>
            <text:h text:style-name="P11" text:outline-level="2">(ЛЕКЦИЯ)</text:h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D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P11" text:outline-level="2">Программирование</text:h>
            <text:h text:style-name="P11" text:outline-level="2">на языке Питон</text:h>
            <text:h text:style-name="P12" text:outline-level="2">(<text:span text:style-name="T6">ЛЕКЦИЯ)</text:span></text:h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4</text:h>
          </table:table-cell>
          <table:table-cell table:style-name="Понедельник.A2" table:number-rows-spanned="2" office:value-type="string">
            <text:h text:style-name="Table_20_Contents" text:outline-level="2">14:20 <text:span text:style-name="T5">− 15:50</text:span></text:h>
          </table:table-cell>
          <table:table-cell table:style-name="Понедельник.D2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P3" text:outline-level="2"/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D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P3" text:outline-level="2"/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5</text:h>
          </table:table-cell>
          <table:table-cell table:style-name="Понедельник.A2" table:number-rows-spanned="2" office:value-type="string">
            <text:h text:style-name="Table_20_Contents" text:outline-level="2">16:20 <text:span text:style-name="T5">− 17:50</text:span></text:h>
          </table:table-cell>
          <table:table-cell table:style-name="Понедельник.D2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P7" text:outline-level="2"/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D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Table_20_Contents" text:outline-level="2"/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6</text:h>
          </table:table-cell>
          <table:table-cell table:style-name="Понедельник.A2" table:number-rows-spanned="2" office:value-type="string">
            <text:h text:style-name="Table_20_Contents" text:outline-level="2">18:00 <text:span text:style-name="T5">− 19:30</text:span></text:h>
          </table:table-cell>
          <table:table-cell table:style-name="Понедельник.D2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Table_20_Contents" text:outline-level="2"/>
          </table:table-cell>
        </table:table-row>
        <table:table-row>
          <table:covered-table-cell table:style-name="Понедельник.A2"/>
          <table:covered-table-cell table:style-name="Понедельник.A2"/>
          <table:table-cell table:style-name="Понедельник.A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Table_20_Contents" text:outline-level="2"/>
          </table:table-cell>
        </table:table-row>
      </table:table>
      <text:p text:style-name="P8"/>
      <text:h text:style-name="P10" text:outline-level="1">ВТОРНИК</text:h>
      <table:table table:name="Вторник" table:style-name="Вторник" table:template-name="Default Style">
        <table:table-column table:style-name="Вторник.A"/>
        <table:table-column table:style-name="Вторник.B"/>
        <table:table-column table:style-name="Вторник.C"/>
        <table:table-column table:style-name="Вторник.D"/>
        <table:table-row table:style-name="Вторник.1">
          <table:table-cell table:style-name="Вторник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Вторник.A1" office:value-type="string">
            <text:h text:style-name="P2" text:outline-level="2">Время</text:h>
          </table:table-cell>
          <table:table-cell table:style-name="Вторник.A1" office:value-type="string">
            <text:h text:style-name="P2" text:outline-level="2">№ недели</text:h>
          </table:table-cell>
          <table:table-cell table:style-name="Вторник.D1" office:value-type="string">
            <text:h text:style-name="P7" text:outline-level="2">Название дисциплины</text:h>
          </table:table-cell>
        </table:table-row>
        <table:table-row table:style-name="Вторник.2">
          <table:table-cell table:style-name="Вторник.A2" table:number-rows-spanned="2" office:value-type="string">
            <text:h text:style-name="P6" text:outline-level="2">1</text:h>
          </table:table-cell>
          <table:table-cell table:style-name="Вторник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Вторник.A2" office:value-type="string">
            <text:h text:style-name="P2" text:outline-level="2">I</text:h>
          </table:table-cell>
          <table:table-cell table:style-name="Вторник.D2" office:value-type="string">
            <text:h text:style-name="P13" text:outline-level="2">Информационно-технологическая</text:h>
            <text:h text:style-name="P13" text:outline-level="2">инфраструктура организаций</text:h>
            <text:h text:style-name="P13" text:outline-level="2">атомной отрасли</text:h>
            <text:h text:style-name="P13" text:outline-level="2">(ЛЕКЦИЯ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A2" office:value-type="string">
            <text:h text:style-name="P2" text:outline-level="2">II</text:h>
          </table:table-cell>
          <table:table-cell table:style-name="Вторник.D2" office:value-type="string">
            <text:h text:style-name="P13" text:outline-level="2">Операционные системы</text:h>
            <text:h text:style-name="P13" text:outline-level="2">(ЛЕКЦИЯ)</text:h>
          </table:table-cell>
        </table:table-row>
        <table:table-row table:style-name="Вторник.2">
          <table:table-cell table:style-name="Вторник.A2" table:number-rows-spanned="2" office:value-type="string">
            <text:h text:style-name="P2" text:outline-level="2">2</text:h>
          </table:table-cell>
          <table:table-cell table:style-name="Вторник.A2" table:number-rows-spanned="2" office:value-type="string">
            <text:h text:style-name="P2" text:outline-level="2">10:40 <text:span text:style-name="T5">− 12:10</text:span></text:h>
          </table:table-cell>
          <table:table-cell table:style-name="Вторник.D1" office:value-type="string">
            <text:h text:style-name="P2" text:outline-level="2">I</text:h>
          </table:table-cell>
          <table:table-cell table:style-name="Вторник.D2" table:number-rows-spanned="2" office:value-type="string">
            <text:h text:style-name="P13" text:outline-level="2">Информационно-технологическая</text:h>
            <text:h text:style-name="P13" text:outline-level="2">инфраструктура организаций</text:h>
            <text:h text:style-name="P13" text:outline-level="2">атомной отрасли</text:h>
            <text:h text:style-name="P13" text:outline-level="2">(ПРАКТИКА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D2" office:value-type="string">
            <text:h text:style-name="P2" text:outline-level="2">II</text:h>
          </table:table-cell>
          <table:covered-table-cell table:style-name="Вторник.D2"/>
        </table:table-row>
        <table:table-row table:style-name="Вторник.2">
          <table:table-cell table:style-name="Вторник.A2" table:number-rows-spanned="2" office:value-type="string">
            <text:h text:style-name="P2" text:outline-level="2">3</text:h>
          </table:table-cell>
          <table:table-cell table:style-name="Вторник.A2" table:number-rows-spanned="2" office:value-type="string">
            <text:h text:style-name="P2" text:outline-level="2">12:40 <text:span text:style-name="T5">− 14:10</text:span></text:h>
          </table:table-cell>
          <table:table-cell table:style-name="Вторник.D2" office:value-type="string">
            <text:h text:style-name="P2" text:outline-level="2">I</text:h>
          </table:table-cell>
          <table:table-cell table:style-name="Вторник.D2" table:number-rows-spanned="2" office:value-type="string">
            <text:h text:style-name="P13" text:outline-level="2">Программирование</text:h>
            <text:h text:style-name="P13" text:outline-level="2">на языке Питон</text:h>
            <text:h text:style-name="P13" text:outline-level="2">(ПРАКТИКА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D2" office:value-type="string">
            <text:h text:style-name="P2" text:outline-level="2">II</text:h>
          </table:table-cell>
          <table:covered-table-cell table:style-name="Вторник.D2"/>
        </table:table-row>
        <table:table-row table:style-name="Вторник.2">
          <table:table-cell table:style-name="Вторник.A2" table:number-rows-spanned="2" office:value-type="string">
            <text:h text:style-name="P2" text:outline-level="2">4</text:h>
          </table:table-cell>
          <table:table-cell table:style-name="Вторник.A2" table:number-rows-spanned="2" office:value-type="string">
            <text:h text:style-name="P2" text:outline-level="2">14:20 <text:span text:style-name="T5">− 15:50</text:span></text:h>
          </table:table-cell>
          <table:table-cell table:style-name="Вторник.D2" office:value-type="string">
            <text:h text:style-name="P2" text:outline-level="2">I</text:h>
          </table:table-cell>
          <table:table-cell table:style-name="Вторник.D2" table:number-rows-spanned="2" office:value-type="string">
            <text:h text:style-name="P13" text:outline-level="2">Программирование</text:h>
            <text:h text:style-name="P13" text:outline-level="2">на языке Питон</text:h>
            <text:h text:style-name="P13" text:outline-level="2">(ПРАКТИКА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D2" office:value-type="string">
            <text:h text:style-name="P2" text:outline-level="2">II</text:h>
          </table:table-cell>
          <table:covered-table-cell table:style-name="Вторник.D2"/>
        </table:table-row>
        <table:table-row table:style-name="Вторник.2">
          <table:table-cell table:style-name="Вторник.A2" table:number-rows-spanned="2" office:value-type="string">
            <text:h text:style-name="P2" text:outline-level="2">5</text:h>
          </table:table-cell>
          <table:table-cell table:style-name="Вторник.A2" table:number-rows-spanned="2" office:value-type="string">
            <text:h text:style-name="P2" text:outline-level="2">16:20 <text:span text:style-name="T5">− 17:50</text:span></text:h>
          </table:table-cell>
          <table:table-cell table:style-name="Вторник.D2" office:value-type="string">
            <text:h text:style-name="P2" text:outline-level="2">I</text:h>
          </table:table-cell>
          <table:table-cell table:style-name="Вторник.D2" table:number-rows-spanned="2" office:value-type="string">
            <text:h text:style-name="P13" text:outline-level="2">Проектирование баз данных</text:h>
            <text:h text:style-name="P13" text:outline-level="2">(ПРАКТИКА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D2" office:value-type="string">
            <text:h text:style-name="P2" text:outline-level="2">II</text:h>
          </table:table-cell>
          <table:covered-table-cell table:style-name="Вторник.D2"/>
        </table:table-row>
        <table:table-row table:style-name="Вторник.2">
          <table:table-cell table:style-name="Вторник.A2" table:number-rows-spanned="2" office:value-type="string">
            <text:h text:style-name="P2" text:outline-level="2">6</text:h>
          </table:table-cell>
          <table:table-cell table:style-name="Вторник.A2" table:number-rows-spanned="2" office:value-type="string">
            <text:h text:style-name="P2" text:outline-level="2">18:00 <text:span text:style-name="T5">− 19:30</text:span></text:h>
          </table:table-cell>
          <table:table-cell table:style-name="Вторник.D2" office:value-type="string">
            <text:h text:style-name="P2" text:outline-level="2">I</text:h>
          </table:table-cell>
          <table:table-cell table:style-name="Вторник.D2" table:number-rows-spanned="2" office:value-type="string">
            <text:h text:style-name="P14" text:outline-level="2">Операционные системы</text:h>
            <text:h text:style-name="P14" text:outline-level="2">(ПРАКТИКА)</text:h>
          </table:table-cell>
        </table:table-row>
        <table:table-row>
          <table:covered-table-cell table:style-name="Вторник.A2"/>
          <table:covered-table-cell table:style-name="Вторник.A2"/>
          <table:table-cell table:style-name="Вторник.A2" office:value-type="string">
            <text:h text:style-name="P2" text:outline-level="2">II</text:h>
          </table:table-cell>
          <table:covered-table-cell table:style-name="Вторник.D2"/>
        </table:table-row>
      </table:table>
      <text:h text:style-name="P10" text:outline-level="1">СРЕДА</text:h>
      <table:table table:name="Среда" table:style-name="Среда" table:template-name="Default Style">
        <table:table-column table:style-name="Среда.A"/>
        <table:table-column table:style-name="Среда.B"/>
        <table:table-column table:style-name="Среда.C"/>
        <table:table-column table:style-name="Среда.D"/>
        <table:table-row table:style-name="Среда.1">
          <table:table-cell table:style-name="Среда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Среда.A1" office:value-type="string">
            <text:h text:style-name="P2" text:outline-level="2">Время</text:h>
          </table:table-cell>
          <table:table-cell table:style-name="Среда.A1" office:value-type="string">
            <text:h text:style-name="P2" text:outline-level="2">№ недели</text:h>
          </table:table-cell>
          <table:table-cell table:style-name="Среда.D1" office:value-type="string">
            <text:h text:style-name="P7" text:outline-level="2">Название дисциплины</text:h>
          </table:table-cell>
        </table:table-row>
        <table:table-row table:style-name="Среда.2">
          <table:table-cell table:style-name="Среда.A2" table:number-rows-spanned="2" office:value-type="string">
            <text:h text:style-name="P6" text:outline-level="2">1</text:h>
          </table:table-cell>
          <table:table-cell table:style-name="Среда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Среда.A2" office:value-type="string">
            <text:h text:style-name="P2" text:outline-level="2">I</text:h>
          </table:table-cell>
          <table:table-cell table:style-name="Среда.D2" office:value-type="string">
            <text:h text:style-name="P7" text:outline-level="2"/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A2" office:value-type="string">
            <text:h text:style-name="P2" text:outline-level="2">II</text:h>
          </table:table-cell>
          <table:table-cell table:style-name="Среда.D2" office:value-type="string">
            <text:h text:style-name="P7" text:outline-level="2"/>
          </table:table-cell>
        </table:table-row>
        <table:table-row table:style-name="Среда.2">
          <table:table-cell table:style-name="Среда.A2" table:number-rows-spanned="2" office:value-type="string">
            <text:h text:style-name="P2" text:outline-level="2">2</text:h>
          </table:table-cell>
          <table:table-cell table:style-name="Среда.A2" table:number-rows-spanned="2" office:value-type="string">
            <text:h text:style-name="P2" text:outline-level="2">10:40 <text:span text:style-name="T5">− 12:10</text:span></text:h>
          </table:table-cell>
          <table:table-cell table:style-name="Среда.D1" office:value-type="string">
            <text:h text:style-name="P2" text:outline-level="2">I</text:h>
          </table:table-cell>
          <table:table-cell table:style-name="Среда.D2" office:value-type="string">
            <text:h text:style-name="P18" text:outline-level="2"/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D2" office:value-type="string">
            <text:h text:style-name="P2" text:outline-level="2">II</text:h>
          </table:table-cell>
          <table:table-cell table:style-name="Среда.D2" office:value-type="string">
            <text:h text:style-name="P7" text:outline-level="2"/>
          </table:table-cell>
        </table:table-row>
        <table:table-row table:style-name="Среда.2">
          <table:table-cell table:style-name="Среда.A2" table:number-rows-spanned="2" office:value-type="string">
            <text:h text:style-name="P2" text:outline-level="2">3</text:h>
          </table:table-cell>
          <table:table-cell table:style-name="Среда.A2" table:number-rows-spanned="2" office:value-type="string">
            <text:h text:style-name="P2" text:outline-level="2">12:40 <text:span text:style-name="T5">− 14:10</text:span></text:h>
          </table:table-cell>
          <table:table-cell table:style-name="Среда.D2" office:value-type="string">
            <text:h text:style-name="P2" text:outline-level="2">I</text:h>
          </table:table-cell>
          <table:table-cell table:style-name="Среда.D2" table:number-rows-spanned="2" office:value-type="string">
            <text:h text:style-name="P18" text:outline-level="2">Иностранный язык</text:h>
            <text:h text:style-name="P18" text:outline-level="2">(ПРАКТИКА)</text:h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D2" office:value-type="string">
            <text:h text:style-name="P2" text:outline-level="2">II</text:h>
          </table:table-cell>
          <table:covered-table-cell table:style-name="Среда.D2"/>
        </table:table-row>
        <table:table-row table:style-name="Среда.2">
          <table:table-cell table:style-name="Среда.A2" table:number-rows-spanned="2" office:value-type="string">
            <text:h text:style-name="P2" text:outline-level="2">4</text:h>
          </table:table-cell>
          <table:table-cell table:style-name="Среда.A2" table:number-rows-spanned="2" office:value-type="string">
            <text:h text:style-name="P2" text:outline-level="2">14:20 <text:span text:style-name="T5">− 15:50</text:span></text:h>
          </table:table-cell>
          <table:table-cell table:style-name="Среда.D2" office:value-type="string">
            <text:h text:style-name="P2" text:outline-level="2">I</text:h>
          </table:table-cell>
          <table:table-cell table:style-name="Среда.D2" office:value-type="string">
            <text:h text:style-name="P3" text:outline-level="2"/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D2" office:value-type="string">
            <text:h text:style-name="P2" text:outline-level="2">II</text:h>
          </table:table-cell>
          <table:table-cell table:style-name="Среда.D2" office:value-type="string">
            <text:h text:style-name="P3" text:outline-level="2"/>
          </table:table-cell>
        </table:table-row>
        <table:table-row table:style-name="Среда.2">
          <table:table-cell table:style-name="Среда.A2" table:number-rows-spanned="2" office:value-type="string">
            <text:h text:style-name="P2" text:outline-level="2">5</text:h>
          </table:table-cell>
          <table:table-cell table:style-name="Среда.A2" table:number-rows-spanned="2" office:value-type="string">
            <text:h text:style-name="P2" text:outline-level="2">16:20 <text:span text:style-name="T5">− 17:50</text:span></text:h>
          </table:table-cell>
          <table:table-cell table:style-name="Среда.D2" office:value-type="string">
            <text:h text:style-name="P2" text:outline-level="2">I</text:h>
          </table:table-cell>
          <table:table-cell table:style-name="Среда.D2" office:value-type="string">
            <text:h text:style-name="P7" text:outline-level="2"/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D2" office:value-type="string">
            <text:h text:style-name="P2" text:outline-level="2">II</text:h>
          </table:table-cell>
          <table:table-cell table:style-name="Среда.D2" office:value-type="string">
            <text:h text:style-name="P2" text:outline-level="2"/>
          </table:table-cell>
        </table:table-row>
        <table:table-row table:style-name="Среда.2">
          <table:table-cell table:style-name="Среда.A2" table:number-rows-spanned="2" office:value-type="string">
            <text:h text:style-name="P2" text:outline-level="2">6</text:h>
          </table:table-cell>
          <table:table-cell table:style-name="Среда.A2" table:number-rows-spanned="2" office:value-type="string">
            <text:h text:style-name="P2" text:outline-level="2">18:00 <text:span text:style-name="T5">− 19:30</text:span></text:h>
          </table:table-cell>
          <table:table-cell table:style-name="Среда.D2" office:value-type="string">
            <text:h text:style-name="P2" text:outline-level="2">I</text:h>
          </table:table-cell>
          <table:table-cell table:style-name="Среда.D2" table:number-rows-spanned="2" office:value-type="string">
            <text:h text:style-name="P18" text:outline-level="2">Анализ и концептуальное</text:h>
            <text:h text:style-name="P18" text:outline-level="2">моделирование систем</text:h>
            <text:h text:style-name="P18" text:outline-level="2">(ПРАКТИКА)</text:h>
          </table:table-cell>
        </table:table-row>
        <table:table-row>
          <table:covered-table-cell table:style-name="Среда.A2"/>
          <table:covered-table-cell table:style-name="Среда.A2"/>
          <table:table-cell table:style-name="Среда.A2" office:value-type="string">
            <text:h text:style-name="P2" text:outline-level="2">II</text:h>
          </table:table-cell>
          <table:covered-table-cell table:style-name="Среда.D2"/>
        </table:table-row>
      </table:table>
      <text:h text:style-name="P10" text:outline-level="1">ЧЕТВЕРГ</text:h>
      <table:table table:name="Четверг" table:style-name="Четверг" table:template-name="Default Style">
        <table:table-column table:style-name="Четверг.A"/>
        <table:table-column table:style-name="Четверг.B"/>
        <table:table-column table:style-name="Четверг.C"/>
        <table:table-column table:style-name="Четверг.D"/>
        <table:table-row table:style-name="Четверг.1">
          <table:table-cell table:style-name="Четверг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Четверг.A1" office:value-type="string">
            <text:h text:style-name="P2" text:outline-level="2">Время</text:h>
          </table:table-cell>
          <table:table-cell table:style-name="Четверг.A1" office:value-type="string">
            <text:h text:style-name="P2" text:outline-level="2">№ недели</text:h>
          </table:table-cell>
          <table:table-cell table:style-name="Четверг.D1" office:value-type="string">
            <text:h text:style-name="P7" text:outline-level="2">Название дисциплины</text:h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6" text:outline-level="2">1</text:h>
          </table:table-cell>
          <table:table-cell table:style-name="Четверг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Четверг.A2" office:value-type="string">
            <text:h text:style-name="P2" text:outline-level="2">I</text:h>
          </table:table-cell>
          <table:table-cell table:style-name="Четверг.D2" office:value-type="string">
            <text:h text:style-name="P11" text:outline-level="2">Философия</text:h>
            <text:h text:style-name="P11" text:outline-level="2">(ЛЕКЦИЯ)</text:h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A2" office:value-type="string">
            <text:h text:style-name="P2" text:outline-level="2">II</text:h>
          </table:table-cell>
          <table:table-cell table:style-name="Четверг.D2" office:value-type="string">
            <text:h text:style-name="P11" text:outline-level="2">Социальная психология</text:h>
            <text:h text:style-name="P11" text:outline-level="2">и педагогика</text:h>
            <text:h text:style-name="P11" text:outline-level="2">(ЛЕКЦИЯ)</text:h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2</text:h>
          </table:table-cell>
          <table:table-cell table:style-name="Четверг.A2" table:number-rows-spanned="2" office:value-type="string">
            <text:h text:style-name="P2" text:outline-level="2">10:40 <text:span text:style-name="T5">− 12:10</text:span></text:h>
          </table:table-cell>
          <table:table-cell table:style-name="Четверг.D1" office:value-type="string">
            <text:h text:style-name="P2" text:outline-level="2">I</text:h>
          </table:table-cell>
          <table:table-cell table:style-name="Четверг.D2" office:value-type="string">
            <text:h text:style-name="P11" text:outline-level="2">Философия</text:h>
            <text:h text:style-name="P11" text:outline-level="2">(ПРАКТИКА)</text:h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D2" office:value-type="string">
            <text:h text:style-name="P2" text:outline-level="2">II</text:h>
          </table:table-cell>
          <table:table-cell table:style-name="Четверг.D2" office:value-type="string">
            <text:h text:style-name="P11" text:outline-level="2">Социальная психология</text:h>
            <text:h text:style-name="P11" text:outline-level="2">и педагогика</text:h>
            <text:h text:style-name="P11" text:outline-level="2">(ПРАКТИКА)</text:h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3</text:h>
          </table:table-cell>
          <table:table-cell table:style-name="Четверг.A2" table:number-rows-spanned="2" office:value-type="string">
            <text:h text:style-name="P2" text:outline-level="2">12:40 <text:span text:style-name="T5">− 14:10</text:span></text:h>
          </table:table-cell>
          <table:table-cell table:style-name="Четверг.D2" office:value-type="string">
            <text:h text:style-name="P2" text:outline-level="2">I</text:h>
          </table:table-cell>
          <table:table-cell table:style-name="Четверг.D2" office:value-type="string">
            <text:h text:style-name="P7" text:outline-level="2"/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D2" office:value-type="string">
            <text:h text:style-name="P2" text:outline-level="2">II</text:h>
          </table:table-cell>
          <table:table-cell table:style-name="Четверг.D2" office:value-type="string">
            <text:h text:style-name="P7" text:outline-level="2"/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4</text:h>
          </table:table-cell>
          <table:table-cell table:style-name="Четверг.A2" table:number-rows-spanned="2" office:value-type="string">
            <text:h text:style-name="P2" text:outline-level="2">14:20 <text:span text:style-name="T5">− 15:50</text:span></text:h>
          </table:table-cell>
          <table:table-cell table:style-name="Четверг.D2" office:value-type="string">
            <text:h text:style-name="P2" text:outline-level="2">I</text:h>
          </table:table-cell>
          <table:table-cell table:style-name="Четверг.D2" office:value-type="string">
            <text:h text:style-name="P3" text:outline-level="2"/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D2" office:value-type="string">
            <text:h text:style-name="P2" text:outline-level="2">II</text:h>
          </table:table-cell>
          <table:table-cell table:style-name="Четверг.D2" office:value-type="string">
            <text:h text:style-name="P3" text:outline-level="2"/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5</text:h>
          </table:table-cell>
          <table:table-cell table:style-name="Четверг.A2" table:number-rows-spanned="2" office:value-type="string">
            <text:h text:style-name="P2" text:outline-level="2">16:20 <text:span text:style-name="T5">− 17:50</text:span></text:h>
          </table:table-cell>
          <table:table-cell table:style-name="Четверг.D2" office:value-type="string">
            <text:h text:style-name="P2" text:outline-level="2">I</text:h>
          </table:table-cell>
          <table:table-cell table:style-name="Четверг.D2" office:value-type="string">
            <text:h text:style-name="P7" text:outline-level="2"/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D2" office:value-type="string">
            <text:h text:style-name="P2" text:outline-level="2">II</text:h>
          </table:table-cell>
          <table:table-cell table:style-name="Четверг.D2" office:value-type="string">
            <text:h text:style-name="P7" text:outline-level="2"/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6</text:h>
          </table:table-cell>
          <table:table-cell table:style-name="Четверг.A2" table:number-rows-spanned="2" office:value-type="string">
            <text:h text:style-name="P2" text:outline-level="2">18:00 <text:span text:style-name="T5">− 19:30</text:span></text:h>
          </table:table-cell>
          <table:table-cell table:style-name="Четверг.D2" office:value-type="string">
            <text:h text:style-name="P2" text:outline-level="2">I</text:h>
          </table:table-cell>
          <table:table-cell table:style-name="Четверг.D2" office:value-type="string">
            <text:h text:style-name="P4" text:outline-level="2"/>
          </table:table-cell>
        </table:table-row>
        <table:table-row>
          <table:covered-table-cell table:style-name="Четверг.A2"/>
          <table:covered-table-cell table:style-name="Четверг.A2"/>
          <table:table-cell table:style-name="Четверг.A2" office:value-type="string">
            <text:h text:style-name="P2" text:outline-level="2">II</text:h>
          </table:table-cell>
          <table:table-cell table:style-name="Четверг.D2" office:value-type="string">
            <text:h text:style-name="P4" text:outline-level="2"/>
          </table:table-cell>
        </table:table-row>
      </table:table>
      <text:h text:style-name="P10" text:outline-level="1">ПЯТНИЦА</text:h>
      <table:table table:name="Пятница" table:style-name="Пятница" table:template-name="Default Style">
        <table:table-column table:style-name="Пятница.A"/>
        <table:table-column table:style-name="Пятница.B"/>
        <table:table-column table:style-name="Пятница.C"/>
        <table:table-column table:style-name="Пятница.D"/>
        <table:table-row table:style-name="Пятница.1">
          <table:table-cell table:style-name="Пятница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Пятница.A1" office:value-type="string">
            <text:h text:style-name="P2" text:outline-level="2">Время</text:h>
          </table:table-cell>
          <table:table-cell table:style-name="Пятница.A1" office:value-type="string">
            <text:h text:style-name="P2" text:outline-level="2">№ недели</text:h>
          </table:table-cell>
          <table:table-cell table:style-name="Пятница.D1" office:value-type="string">
            <text:h text:style-name="P7" text:outline-level="2">Название дисциплины</text:h>
          </table:table-cell>
        </table:table-row>
        <table:table-row table:style-name="Пятница.2">
          <table:table-cell table:style-name="Пятница.A2" table:number-rows-spanned="2" office:value-type="string">
            <text:h text:style-name="P6" text:outline-level="2">1</text:h>
          </table:table-cell>
          <table:table-cell table:style-name="Пятница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Пятница.A2" office:value-type="string">
            <text:h text:style-name="P2" text:outline-level="2">I</text:h>
          </table:table-cell>
          <table:table-cell table:style-name="Пятница.D2" office:value-type="string">
            <text:h text:style-name="P7" text:outline-level="2"/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A2" office:value-type="string">
            <text:h text:style-name="P2" text:outline-level="2">II</text:h>
          </table:table-cell>
          <table:table-cell table:style-name="Пятница.D2" office:value-type="string">
            <text:h text:style-name="P18" text:outline-level="2">Теория вероятностей и</text:h>
            <text:h text:style-name="P18" text:outline-level="2">математическая статистика</text:h>
            <text:h text:style-name="P18" text:outline-level="2">(ЛЕКЦИЯ)</text:h>
          </table:table-cell>
        </table:table-row>
        <table:table-row table:style-name="Пятница.2">
          <table:table-cell table:style-name="Пятница.A2" table:number-rows-spanned="2" office:value-type="string">
            <text:h text:style-name="P2" text:outline-level="2">2</text:h>
          </table:table-cell>
          <table:table-cell table:style-name="Пятница.A2" table:number-rows-spanned="2" office:value-type="string">
            <text:h text:style-name="P2" text:outline-level="2">10:40 <text:span text:style-name="T5">− 12:10</text:span></text:h>
          </table:table-cell>
          <table:table-cell table:style-name="Пятница.D1" office:value-type="string">
            <text:h text:style-name="P2" text:outline-level="2">I</text:h>
          </table:table-cell>
          <table:table-cell table:style-name="Пятница.D2" office:value-type="string">
            <text:h text:style-name="P17" text:outline-level="2">Проектирование баз данных</text:h>
            <text:h text:style-name="P18" text:outline-level="2">(ЛЕКЦИЯ)</text:h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D2" office:value-type="string">
            <text:h text:style-name="P2" text:outline-level="2">II</text:h>
          </table:table-cell>
          <table:table-cell table:style-name="Пятница.D2" office:value-type="string">
            <text:h text:style-name="P18" text:outline-level="2">Анализ и концептуальное</text:h>
            <text:h text:style-name="P18" text:outline-level="2">моделирование систем</text:h>
            <text:h text:style-name="P18" text:outline-level="2">(ЛЕКЦИЯ)</text:h>
          </table:table-cell>
        </table:table-row>
        <table:table-row table:style-name="Пятница.2">
          <table:table-cell table:style-name="Пятница.A2" table:number-rows-spanned="2" office:value-type="string">
            <text:h text:style-name="P2" text:outline-level="2">3</text:h>
          </table:table-cell>
          <table:table-cell table:style-name="Пятница.A2" table:number-rows-spanned="2" office:value-type="string">
            <text:h text:style-name="P2" text:outline-level="2">12:40 <text:span text:style-name="T5">− 14:10</text:span></text:h>
          </table:table-cell>
          <table:table-cell table:style-name="Пятница.D2" office:value-type="string">
            <text:h text:style-name="P2" text:outline-level="2">I</text:h>
          </table:table-cell>
          <table:table-cell table:style-name="Пятница.D2" table:number-rows-spanned="2" office:value-type="string">
            <text:h text:style-name="P18" text:outline-level="2">Теория вероятностей и</text:h>
            <text:h text:style-name="P18" text:outline-level="2">математическая статистика</text:h>
            <text:h text:style-name="P18" text:outline-level="2">(ПРАКТИКА)</text:h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D2" office:value-type="string">
            <text:h text:style-name="P2" text:outline-level="2">II</text:h>
          </table:table-cell>
          <table:covered-table-cell table:style-name="Пятница.D2"/>
        </table:table-row>
        <table:table-row table:style-name="Пятница.2">
          <table:table-cell table:style-name="Пятница.A2" table:number-rows-spanned="2" office:value-type="string">
            <text:h text:style-name="P2" text:outline-level="2">4</text:h>
          </table:table-cell>
          <table:table-cell table:style-name="Пятница.A2" table:number-rows-spanned="2" office:value-type="string">
            <text:h text:style-name="P2" text:outline-level="2">14:20 <text:span text:style-name="T5">− 15:50</text:span></text:h>
          </table:table-cell>
          <table:table-cell table:style-name="Пятница.D2" office:value-type="string">
            <text:h text:style-name="P2" text:outline-level="2">I</text:h>
          </table:table-cell>
          <table:table-cell table:style-name="Пятница.D2" table:number-rows-spanned="2" office:value-type="string">
            <text:h text:style-name="P18" text:outline-level="2">Теория вероятностей и</text:h>
            <text:h text:style-name="P18" text:outline-level="2">математическая статистика</text:h>
            <text:h text:style-name="P18" text:outline-level="2">(ПРАКТИКА)</text:h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D2" office:value-type="string">
            <text:h text:style-name="P2" text:outline-level="2">II</text:h>
          </table:table-cell>
          <table:covered-table-cell table:style-name="Пятница.D2"/>
        </table:table-row>
        <table:table-row table:style-name="Пятница.2">
          <table:table-cell table:style-name="Пятница.A2" table:number-rows-spanned="2" office:value-type="string">
            <text:h text:style-name="P2" text:outline-level="2">5</text:h>
          </table:table-cell>
          <table:table-cell table:style-name="Пятница.A2" table:number-rows-spanned="2" office:value-type="string">
            <text:h text:style-name="P2" text:outline-level="2">16:20 <text:span text:style-name="T5">− 17:50</text:span></text:h>
          </table:table-cell>
          <table:table-cell table:style-name="Пятница.D2" office:value-type="string">
            <text:h text:style-name="P2" text:outline-level="2">I</text:h>
          </table:table-cell>
          <table:table-cell table:style-name="Пятница.D2" office:value-type="string">
            <text:h text:style-name="P7" text:outline-level="2"/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D2" office:value-type="string">
            <text:h text:style-name="P2" text:outline-level="2">II</text:h>
          </table:table-cell>
          <table:table-cell table:style-name="Пятница.D2" office:value-type="string">
            <text:h text:style-name="P2" text:outline-level="2"/>
          </table:table-cell>
        </table:table-row>
        <table:table-row table:style-name="Пятница.2">
          <table:table-cell table:style-name="Пятница.A2" table:number-rows-spanned="2" office:value-type="string">
            <text:h text:style-name="P2" text:outline-level="2">6</text:h>
          </table:table-cell>
          <table:table-cell table:style-name="Пятница.A2" table:number-rows-spanned="2" office:value-type="string">
            <text:h text:style-name="P2" text:outline-level="2">18:00 <text:span text:style-name="T5">− 19:30</text:span></text:h>
          </table:table-cell>
          <table:table-cell table:style-name="Пятница.D2" office:value-type="string">
            <text:h text:style-name="P2" text:outline-level="2">I</text:h>
          </table:table-cell>
          <table:table-cell table:style-name="Пятница.D2" office:value-type="string">
            <text:h text:style-name="P2" text:outline-level="2"/>
          </table:table-cell>
        </table:table-row>
        <table:table-row>
          <table:covered-table-cell table:style-name="Пятница.A2"/>
          <table:covered-table-cell table:style-name="Пятница.A2"/>
          <table:table-cell table:style-name="Пятница.A2" office:value-type="string">
            <text:h text:style-name="P2" text:outline-level="2">II</text:h>
          </table:table-cell>
          <table:table-cell table:style-name="Пятница.D2" office:value-type="string">
            <text:h text:style-name="P2" text:outline-level="2"/>
          </table:table-cell>
        </table:table-row>
      </table:table>
      <text:h text:style-name="P10" text:outline-level="1">СУББОТА</text:h>
      <table:table table:name="Суббота" table:style-name="Суббота" table:template-name="Default Style">
        <table:table-column table:style-name="Суббота.A"/>
        <table:table-column table:style-name="Суббота.B"/>
        <table:table-column table:style-name="Суббота.C"/>
        <table:table-column table:style-name="Суббота.D"/>
        <table:table-row table:style-name="Суббота.1">
          <table:table-cell table:style-name="Суббота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Суббота.A1" office:value-type="string">
            <text:h text:style-name="P2" text:outline-level="2">Время</text:h>
          </table:table-cell>
          <table:table-cell table:style-name="Суббота.A1" office:value-type="string">
            <text:h text:style-name="P2" text:outline-level="2">№ недели</text:h>
          </table:table-cell>
          <table:table-cell table:style-name="Суббота.D1" office:value-type="string">
            <text:h text:style-name="P7" text:outline-level="2">Название дисциплины</text:h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6" text:outline-level="2">1</text:h>
          </table:table-cell>
          <table:table-cell table:style-name="Суббота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Суббота.A2" office:value-type="string">
            <text:h text:style-name="P2" text:outline-level="2">I</text:h>
          </table:table-cell>
          <table:table-cell table:style-name="Суббота.D2" office:value-type="string">
            <text:h text:style-name="P7" text:outline-level="2"/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A2" office:value-type="string">
            <text:h text:style-name="P2" text:outline-level="2">II</text:h>
          </table:table-cell>
          <table:table-cell table:style-name="Суббота.D2" office:value-type="string">
            <text:h text:style-name="P7" text:outline-level="2"/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2</text:h>
          </table:table-cell>
          <table:table-cell table:style-name="Суббота.A2" table:number-rows-spanned="2" office:value-type="string">
            <text:h text:style-name="P2" text:outline-level="2">10:40 <text:span text:style-name="T5">− 12:10</text:span></text:h>
          </table:table-cell>
          <table:table-cell table:style-name="Суббота.D1" office:value-type="string">
            <text:h text:style-name="P2" text:outline-level="2">I</text:h>
          </table:table-cell>
          <table:table-cell table:style-name="Суббота.D2" office:value-type="string">
            <text:h text:style-name="P7" text:outline-level="2"/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D2" office:value-type="string">
            <text:h text:style-name="P2" text:outline-level="2">II</text:h>
          </table:table-cell>
          <table:table-cell table:style-name="Суббота.D2" office:value-type="string">
            <text:h text:style-name="P7" text:outline-level="2"/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3</text:h>
          </table:table-cell>
          <table:table-cell table:style-name="Суббота.A2" table:number-rows-spanned="2" office:value-type="string">
            <text:h text:style-name="P2" text:outline-level="2">12:40 <text:span text:style-name="T5">− 14:10</text:span></text:h>
          </table:table-cell>
          <table:table-cell table:style-name="Суббота.D2" office:value-type="string">
            <text:h text:style-name="P2" text:outline-level="2">I</text:h>
          </table:table-cell>
          <table:table-cell table:style-name="Суббота.D2" office:value-type="string">
            <text:h text:style-name="P7" text:outline-level="2"/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D2" office:value-type="string">
            <text:h text:style-name="P2" text:outline-level="2">II</text:h>
          </table:table-cell>
          <table:table-cell table:style-name="Суббота.D2" office:value-type="string">
            <text:h text:style-name="P7" text:outline-level="2"/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4</text:h>
          </table:table-cell>
          <table:table-cell table:style-name="Суббота.A2" table:number-rows-spanned="2" office:value-type="string">
            <text:h text:style-name="P2" text:outline-level="2">14:20 <text:span text:style-name="T5">− 15:50</text:span></text:h>
          </table:table-cell>
          <table:table-cell table:style-name="Суббота.D2" office:value-type="string">
            <text:h text:style-name="P2" text:outline-level="2">I</text:h>
          </table:table-cell>
          <table:table-cell table:style-name="Суббота.D2" office:value-type="string">
            <text:h text:style-name="P3" text:outline-level="2"/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D2" office:value-type="string">
            <text:h text:style-name="P2" text:outline-level="2">II</text:h>
          </table:table-cell>
          <table:table-cell table:style-name="Суббота.D2" office:value-type="string">
            <text:h text:style-name="P3" text:outline-level="2"/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5</text:h>
          </table:table-cell>
          <table:table-cell table:style-name="Суббота.A2" table:number-rows-spanned="2" office:value-type="string">
            <text:h text:style-name="P2" text:outline-level="2">16:20 <text:span text:style-name="T5">− 17:50</text:span></text:h>
          </table:table-cell>
          <table:table-cell table:style-name="Суббота.D2" office:value-type="string">
            <text:h text:style-name="P2" text:outline-level="2">I</text:h>
          </table:table-cell>
          <table:table-cell table:style-name="Суббота.D2" office:value-type="string">
            <text:h text:style-name="P7" text:outline-level="2"/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D2" office:value-type="string">
            <text:h text:style-name="P2" text:outline-level="2">II</text:h>
          </table:table-cell>
          <table:table-cell table:style-name="Суббота.D2" office:value-type="string">
            <text:h text:style-name="P2" text:outline-level="2"/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6</text:h>
          </table:table-cell>
          <table:table-cell table:style-name="Суббота.A2" table:number-rows-spanned="2" office:value-type="string">
            <text:h text:style-name="P2" text:outline-level="2">18:00 <text:span text:style-name="T5">− 19:30</text:span></text:h>
          </table:table-cell>
          <table:table-cell table:style-name="Суббота.D2" office:value-type="string">
            <text:h text:style-name="P2" text:outline-level="2">I</text:h>
          </table:table-cell>
          <table:table-cell table:style-name="Суббота.D2" office:value-type="string">
            <text:h text:style-name="P2" text:outline-level="2"/>
          </table:table-cell>
        </table:table-row>
        <table:table-row>
          <table:covered-table-cell table:style-name="Суббота.A2"/>
          <table:covered-table-cell table:style-name="Суббота.A2"/>
          <table:table-cell table:style-name="Суббота.A2" office:value-type="string">
            <text:h text:style-name="P2" text:outline-level="2">II</text:h>
          </table:table-cell>
          <table:table-cell table:style-name="Суббота.D2" office:value-type="string">
            <text:h text:style-name="P2" text:outline-level="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 SemiBold" svg:font-family="'Cascadia Code SemiBold'" style:font-adornments="Полужир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lgun Gothic" svg:font-family="'Malgun Gothic'" style:font-adornments="Обычный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next-style-name="Text_20_body" style:default-outline-level="1" style:list-style-name="" style:class="chapter" style:master-page-name="">
      <loext:graphic-properties draw:fill="none" draw:fill-color="#158466"/>
      <style:paragraph-properties fo:margin-top="2cm" fo:margin-bottom="1cm" style:contextual-spacing="false" fo:line-height="150%" fo:text-align="center" style:justify-single-word="false" style:page-number="auto" fo:background-color="transparent" fo:padding="0.049cm" fo:border="none" style:vertical-align="middle" style:snap-to-layout-grid="true" style:writing-mode="lr-tb">
        <style:tab-stops/>
        <style:drop-cap/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Cascadia Code SemiBold" fo:font-family="'Cascadia Code SemiBold'" style:font-style-name="Полужирный" style:font-family-generic="modern" style:font-pitch="fixed" fo:font-size="28pt" fo:letter-spacing="0.176cm" fo:text-shadow="none" style:text-underline-style="solid" style:text-underline-width="auto" style:text-underline-color="font-color" fo:font-weight="600" style:text-underline-mode="continuous" style:text-overline-mode="continuous" style:text-line-through-mode="continuous" style:letter-kerning="true" fo:background-color="transparent" style:font-size-asian="28pt" style:font-weight-asian="bold" style:font-size-complex="28pt" style:font-weight-complex="bold" style:text-rotation-angle="0" style:text-rotation-scale="line-height" style:text-scale="100%" style:font-relief="none" text:display="true" style:text-overline-style="solid" style:text-overline-width="auto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default-outline-level="2" style:list-style-name="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Malgun Gothic" fo:font-family="'Malgun Gothic'" style:font-style-name="Обычный" style:font-family-generic="swiss" style:font-pitch="variable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15:59:28.656000000</meta:creation-date>
    <dc:date>2025-02-12T00:07:08.317000000</dc:date>
    <meta:editing-duration>PT1H3M19S</meta:editing-duration>
    <meta:editing-cycles>6</meta:editing-cycles>
    <meta:generator>LibreOffice/7.6.7.2$Windows_X86_64 LibreOffice_project/dd47e4b30cb7dab30588d6c79c651f218165e3c5</meta:generator>
    <meta:document-statistic meta:table-count="6" meta:image-count="0" meta:object-count="0" meta:page-count="6" meta:paragraph-count="234" meta:word-count="367" meta:character-count="1837" meta:non-whitespace-character-count="1704"/>
  </office:meta>
</office:document-meta>
</file>